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fo:font-size="12pt" officeooo:rsid="000de12c" officeooo:paragraph-rsid="000de12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2pt" officeooo:rsid="000de12c" officeooo:paragraph-rsid="000f5ee7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2pt" officeooo:rsid="000f5ee7" officeooo:paragraph-rsid="000f5ee7" style:font-size-asian="12pt" style:font-size-complex="12pt"/>
    </style:style>
    <style:style style:name="T1" style:family="text">
      <style:text-properties officeooo:rsid="000f5ee7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800000"/>
    </style:style>
    <style:style style:name="T4" style:family="text">
      <style:text-properties fo:color="#800000" fo:background-color="transparent" loext:char-shading-value="0"/>
    </style:style>
    <style:style style:name="T5" style:family="text">
      <style:text-properties fo:color="#000080"/>
    </style:style>
    <style:style style:name="T6" style:family="text">
      <style:text-properties fo:color="#000080" fo:background-color="transparent" loext:char-shading-value="0"/>
    </style:style>
    <style:style style:name="T7" style:family="text">
      <style:text-properties fo:color="#000080" officeooo:rsid="000f5ee7"/>
    </style:style>
    <style:style style:name="T8" style:family="text">
      <style:text-properties fo:color="#999966"/>
    </style:style>
    <style:style style:name="T9" style:family="text">
      <style:text-properties fo:color="#cc9900"/>
    </style:style>
    <style:style style:name="T10" style:family="text">
      <style:text-properties fo:color="#003300"/>
    </style:style>
    <style:style style:name="T11" style:family="text">
      <style:text-properties fo:color="#ffff66"/>
    </style:style>
    <style:style style:name="T12" style:family="text">
      <style:text-properties fo:color="#ffd320"/>
    </style:style>
    <style:style style:name="T13" style:family="text">
      <style:text-properties fo:color="#663300"/>
    </style:style>
    <style:style style:name="T14" style:family="text">
      <style:text-properties fo:color="#009933"/>
    </style:style>
    <style:style style:name="T15" style:family="text">
      <style:text-properties fo:color="#7e0021"/>
    </style:style>
    <style:style style:name="T16" style:family="text">
      <style:text-properties fo:color="#6600ff"/>
    </style:style>
    <style:style style:name="T17" style:family="text">
      <style:text-properties fo:color="#cc0000"/>
    </style:style>
    <style:style style:name="T18" style:family="text">
      <style:text-properties fo:color="#ff9900"/>
    </style:style>
    <style:style style:name="T19" style:family="text">
      <style:text-properties fo:color="#003333"/>
    </style:style>
    <style:style style:name="T20" style:family="text">
      <style:text-properties fo:color="#006666"/>
    </style:style>
    <style:style style:name="T21" style:family="text">
      <style:text-properties fo:color="#996600"/>
    </style:style>
    <style:style style:name="T22" style:family="text">
      <style:text-properties fo:color="#00ff66"/>
    </style:style>
    <style:style style:name="T23" style:family="text">
      <style:text-properties fo:color="#00ff66" officeooo:rsid="0010b6fd"/>
    </style:style>
    <style:style style:name="T24" style:family="text">
      <style:text-properties fo:color="#00ff66" officeooo:rsid="000f5ee7"/>
    </style:style>
    <style:style style:name="T25" style:family="text">
      <style:text-properties fo:color="#ffff00"/>
    </style:style>
    <style:style style:name="T26" style:family="text">
      <style:text-properties fo:color="#ffcc00"/>
    </style:style>
    <style:style style:name="T27" style:family="text">
      <style:text-properties fo:color="#b2b2b2"/>
    </style:style>
    <style:style style:name="T28" style:family="text">
      <style:text-properties fo:color="#808080"/>
    </style:style>
    <style:style style:name="T29" style:family="text">
      <style:text-properties fo:color="#801900"/>
    </style:style>
    <style:style style:name="T30" style:family="text">
      <style:text-properties fo:color="#801900" officeooo:rsid="000f5ee7"/>
    </style:style>
    <style:style style:name="T31" style:family="text">
      <style:text-properties fo:color="#000099"/>
    </style:style>
    <style:style style:name="T32" style:family="text">
      <style:text-properties fo:color="#000099" officeooo:rsid="000f5ee7"/>
    </style:style>
    <style:style style:name="T33" style:family="text">
      <style:text-properties fo:color="#aecf00"/>
    </style:style>
    <style:style style:name="T34" style:family="text">
      <style:text-properties fo:color="#aecf00" officeooo:rsid="000f5ee7"/>
    </style:style>
    <style:style style:name="T35" style:family="text">
      <style:text-properties fo:color="#00331a"/>
    </style:style>
    <style:style style:name="T36" style:family="text">
      <style:text-properties fo:color="#999999"/>
    </style:style>
    <style:style style:name="T37" style:family="text">
      <style:text-properties fo:color="#330000"/>
    </style:style>
    <style:style style:name="T38" style:family="text">
      <style:text-properties fo:color="#3333ff"/>
    </style:style>
    <style:style style:name="T39" style:family="text">
      <style:text-properties fo:color="#3333ff" officeooo:rsid="000f5ee7"/>
    </style:style>
    <style:style style:name="T40" style:family="text">
      <style:text-properties fo:color="#ff3300"/>
    </style:style>
    <style:style style:name="T41" style:family="text">
      <style:text-properties fo:color="#33ff99"/>
    </style:style>
    <style:style style:name="T42" style:family="text">
      <style:text-properties fo:color="#ff0000"/>
    </style:style>
    <style:style style:name="T43" style:family="text">
      <style:text-properties fo:color="#006600"/>
    </style:style>
    <style:style style:name="T44" style:family="text">
      <style:text-properties fo:color="#006600" officeooo:rsid="000f5ee7"/>
    </style:style>
    <style:style style:name="T45" style:family="text">
      <style:text-properties fo:color="#461900"/>
    </style:style>
    <style:style style:name="T46" style:family="text">
      <style:text-properties fo:color="#661900"/>
    </style:style>
    <style:style style:name="T47" style:family="text">
      <style:text-properties fo:color="#661900" officeooo:rsid="000f5ee7"/>
    </style:style>
    <style:style style:name="T48" style:family="text">
      <style:text-properties fo:color="#006633"/>
    </style:style>
    <style:style style:name="T49" style:family="text">
      <style:text-properties fo:color="#336666"/>
    </style:style>
    <style:style style:name="T50" style:family="text">
      <style:text-properties fo:color="#666666"/>
    </style:style>
    <style:style style:name="T51" style:family="text">
      <style:text-properties fo:color="#666666" officeooo:rsid="000f5ee7"/>
    </style:style>
    <style:style style:name="T52" style:family="text">
      <style:text-properties fo:color="#00ccff"/>
    </style:style>
    <style:style style:name="T53" style:family="text">
      <style:text-properties fo:color="#00ffff"/>
    </style:style>
    <style:style style:name="T54" style:family="text">
      <style:text-properties fo:color="#669900"/>
    </style:style>
    <style:style style:name="T55" style:family="text">
      <style:text-properties fo:color="#c5000b"/>
    </style:style>
    <style:style style:name="T56" style:family="text">
      <style:text-properties officeooo:rsid="0010b6fd"/>
    </style:style>
    <style:style style:name="T57" style:family="text">
      <style:text-properties fo:color="#339966"/>
    </style:style>
    <style:style style:name="T58" style:family="text">
      <style:text-properties fo:color="#339966" officeooo:rsid="000f5ee7"/>
    </style:style>
    <style:style style:name="T59" style:family="text">
      <style:text-properties fo:color="#336699"/>
    </style:style>
    <style:style style:name="T60" style:family="text">
      <style:text-properties fo:color="#cccccc"/>
    </style:style>
    <style:style style:name="T61" style:family="text">
      <style:text-properties fo:color="#314004" officeooo:rsid="000f5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LEŽ</text:span><text:span text:style-name="T5">ET NA PO</text:span><text:span text:style-name="T8">DLAZE/VOL</text:span><text:span text:style-name="T9">NĚ A SVOBODNĚ/BZU</text:span><text:span text:style-name="T10">ČENÍ UTICHÁ/</text:span><text:span text:style-name="T28">JEN ZLEHKA CÍTÍM</text:span> </text:p>
      <text:p text:style-name="P1"><text:span text:style-name="T12">DEN/</text:span><text:span text:style-name="T13">LEŽET NA PODLAZE/</text:span><text:span text:style-name="T14">NĚCO TUŠIT</text:span> <text:span text:style-name="T15">V KOSTECH/JE TO PÍSEŇ/</text:span><text:span text:style-name="T16">HRAJE V MÉ</text:span> <text:span text:style-name="T42">HLAVĚ/</text:span><text:span text:style-name="T8">V MÉ </text:span><text:span text:style-name="T52">HLAVĚ</text:span><text:span text:style-name="T8"> PLAVOU VĚ</text:span>CI/TĚLO JE <text:span text:style-name="T19">LE</text:span><text:span text:style-name="T20">HKÉ/NECHÁ SE</text:span> <text:span text:style-name="T21">VÉST/PADÁ/PADÁ</text:span> <text:span text:style-name="T16">/PADÁ/POTÁPÍ SE/</text:span><text:span text:style-name="T22">LEŽET NA</text:span> <text:span text:style-name="T26">PODLAZE/VOLNĚ A</text:span> <text:span text:style-name="T27">SVOBODNĚ/</text:span><text:span text:style-name="T28">V HLAVĚ PÍSEŇ</text:span> <text:s/><text:span text:style-name="T28">DOZNÍVÁ/</text:span><text:span text:style-name="T29">SLUNCE PROSVÍTÁ DNEM/</text:span>LEŽET <text:span text:style-name="T31">NA PODLAZE/VOLNĚ A</text:span> <text:span text:style-name="T15">SVOBODNĚ/</text:span> <text:span text:style-name="T33">BZUČENÍ UTICHÁ/JEN</text:span> <text:span text:style-name="T35">ZLEHKA CÍTÍM</text:span> <text:span text:style-name="T37">DEN/LEŽET NA </text:span><text:span text:style-name="T38">PODLAZE/NĚCO TUŠIT V</text:span> <text:span text:style-name="T12">KOSTECH/JE</text:span> <text:span text:style-name="T42">TO</text:span> <text:span text:style-name="T38">PÍSEŇ/HRAJE V </text:span><text:span text:style-name="T9">MÉ HLAVĚ/V MÉ HLAVĚ PLAVOU</text:span> VĚCI/TĚLO JE LEHKÉ<text:span text:style-name="T22">/NECHÁ SE VÉST</text:span><text:span text:style-name="T27">/PADÁ/ PADÁ/PADÁ/</text:span><text:span text:style-name="T29">POTÁPÍ SE/</text:span><text:span text:style-name="T42">LEŽET NA PODLAZE/</text:span> <text:span text:style-name="T28">VOLNĚ A SVOBODNĚ/V</text:span> <text:span text:style-name="T31">HLAVĚ PÍSEŇ DO</text:span><text:span text:style-name="T43">ZNÍVÁ/SLUNCE PROS</text:span><text:span text:style-name="T36">VÍTÁ DNEM/LEŽET</text:span> <text:span text:style-name="T45">NA PODLAZE/</text:span><text:span text:style-name="T21">VOLNĚ A SVOBODNĚ/BZUČENÍ</text:span> UTICHÁ/<text:span text:style-name="T5">JEN ZLEHKA CÍTÍM DEN/</text:span> <text:span text:style-name="T48">LEŽET NA PODLAZE</text:span><text:span text:style-name="T50">/NĚCO TUŠIT V </text:span><text:span text:style-name="T52">KOSTECH/JE TO PÍSEŇ/</text:span><text:span text:style-name="T13">HRAJE V MÉ HLAVĚ</text:span> <text:span text:style-name="T42">/V MÉ HLAVĚ PLA</text:span><text:span text:style-name="T45">VOU VĚCI/TĚ</text:span><text:span text:style-name="T33">LO JE LEHKÉ/</text:span><text:span text:style-name="T31">NECHÁ SE</text:span> VÉST/PADÁ/PADÁ/PADÁ <text:span text:style-name="T36">/POTÁPÍ</text:span> <text:span text:style-name="T31">SE/LEŽET NA PO</text:span><text:span text:style-name="T46">DLAZE/VOLNĚ</text:span> <text:span text:style-name="T9">A SVOBODNĚ/V HLAVĚ</text:span> <text:span text:style-name="T49">PÍSEŇ DOZNÍVÁ</text:span> <text:span text:style-name="T9">/SLUNCE</text:span> <text:span text:style-name="T48">PROSVÍTÁ DNEM/LEŽET</text:span> <text:span text:style-name="T28">NA PODLAZE/VOLNĚ</text:span> <text:span text:style-name="T22">A S</text:span><text:span text:style-name="T23">VO</text:span><text:span text:style-name="T22">BODNĚ/</text:span><text:span text:style-name="T61">BZUČENÍ</text:span><text:span text:style-name="T1"> </text:span><text:span text:style-name="T47">UTICHÁ/JEN ZLEHKA</text:span><text:span text:style-name="T1"> CÍTÍM DEN/</text:span><text:span text:style-name="T7">LEŽET NA PODLAZE/NĚCO</text:span><text:span text:style-name="T1"> </text:span><text:span text:style-name="T39">TUŠIT V KOSTECH/</text:span></text:p>
      <text:p text:style-name="P2"><text:span text:style-name="T52">/JE TO</text:span> <text:span text:style-name="T50">PÍSEŇ/HRAJE</text:span> <text:span text:style-name="T48">V MÉ HLAVĚ/V MÉ HLAVĚ</text:span> <text:span text:style-name="T46">PLAVOU VĚCI/</text:span><text:span text:style-name="T57">TĚLO JE</text:span> <text:span text:style-name="T57">LEHKÉ/NECHÁ </text:span><text:span text:style-name="T58">SE </text:span><text:span text:style-name="T51">VÉST/PADÁ/PADÁ/PADÁ/POTÁPÍ</text:span><text:span text:style-name="T1"> SE/LEŽET NA </text:span><text:span text:style-name="T44">PODLAZE/VOL-</text:span></text:p>
      <text:p text:style-name="P3"><text:span text:style-name="T5">NĚ A SVOBO</text:span>DNĚ/<text:span text:style-name="T33">V HLAVĚ PÍSEŇ DOZNÍVÁ/</text:span><text:span text:style-name="T59">SLUNCE </text:span><text:span text:style-name="T27">PROSVÍTÁ DNE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0:52:13.140000000</meta:creation-date>
    <dc:date>2015-08-05T11:46:56.035000000</dc:date>
    <meta:editing-duration>PT8M30S</meta:editing-duration>
    <meta:editing-cycles>1</meta:editing-cycles>
    <meta:document-statistic meta:table-count="0" meta:image-count="0" meta:object-count="0" meta:page-count="1" meta:paragraph-count="4" meta:word-count="155" meta:character-count="1171" meta:non-whitespace-character-count="1018"/>
    <meta:generator>LibreOffice/4.2.2.1$Windows_x86 LibreOffice_project/3be8cda0bddd8e430d8cda1ebfd581265cca5a0f</meta:generator>
  </office:meta>
</office:document-meta>
</file>